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b787" officeooo:paragraph-rsid="0002b787"/>
    </style:style>
    <style:style style:name="P2" style:family="paragraph" style:parent-style-name="Standard">
      <style:text-properties officeooo:rsid="0002b787" officeooo:paragraph-rsid="0002fabe"/>
    </style:style>
    <style:style style:name="P3" style:family="paragraph" style:parent-style-name="Standard">
      <style:text-properties officeooo:rsid="0002b787" officeooo:paragraph-rsid="0004836a"/>
    </style:style>
    <style:style style:name="P4" style:family="paragraph" style:parent-style-name="Standard">
      <style:text-properties officeooo:rsid="0002fabe" officeooo:paragraph-rsid="0002fabe"/>
    </style:style>
    <style:style style:name="P5" style:family="paragraph" style:parent-style-name="Standard">
      <style:text-properties officeooo:rsid="0002fabe" officeooo:paragraph-rsid="0003f993"/>
    </style:style>
    <style:style style:name="P6" style:family="paragraph" style:parent-style-name="Standard">
      <style:text-properties officeooo:rsid="0003f993" officeooo:paragraph-rsid="0003f993"/>
    </style:style>
    <style:style style:name="P7" style:family="paragraph" style:parent-style-name="Standard">
      <style:text-properties officeooo:rsid="0004836a" officeooo:paragraph-rsid="0004836a"/>
    </style:style>
    <style:style style:name="P8" style:family="paragraph" style:parent-style-name="Standard" style:list-style-name="L1">
      <style:text-properties officeooo:rsid="0004836a" officeooo:paragraph-rsid="0004836a"/>
    </style:style>
    <style:style style:name="P9" style:family="paragraph" style:parent-style-name="Standard" style:list-style-name="L2">
      <style:text-properties officeooo:rsid="0004836a" officeooo:paragraph-rsid="0004836a"/>
    </style:style>
    <style:style style:name="P10" style:family="paragraph" style:parent-style-name="Standard" style:list-style-name="L3">
      <style:text-properties officeooo:rsid="0004836a" officeooo:paragraph-rsid="0004836a"/>
    </style:style>
    <style:style style:name="P11" style:family="paragraph" style:parent-style-name="Standard">
      <style:text-properties officeooo:rsid="0004836a" officeooo:paragraph-rsid="00049918"/>
    </style:style>
    <style:style style:name="P12" style:family="paragraph" style:parent-style-name="Standard">
      <style:text-properties officeooo:rsid="00049918" officeooo:paragraph-rsid="00049918"/>
    </style:style>
    <style:style style:name="P13" style:family="paragraph" style:parent-style-name="Standard" style:list-style-name="L2">
      <style:text-properties officeooo:rsid="00049918" officeooo:paragraph-rsid="00049918"/>
    </style:style>
    <style:style style:name="P14" style:family="paragraph" style:parent-style-name="Standard" style:list-style-name="L3">
      <style:text-properties officeooo:rsid="00049918" officeooo:paragraph-rsid="00049918"/>
    </style:style>
    <style:style style:name="P15" style:family="paragraph" style:parent-style-name="Standard">
      <style:text-properties officeooo:rsid="00063287" officeooo:paragraph-rsid="00063287"/>
    </style:style>
    <style:style style:name="P16" style:family="paragraph" style:parent-style-name="Standard" style:list-style-name="L2">
      <style:text-properties officeooo:rsid="00063287" officeooo:paragraph-rsid="00063287"/>
    </style:style>
    <style:style style:name="P17" style:family="paragraph" style:parent-style-name="Standard" style:master-page-name="Standard">
      <style:paragraph-properties style:page-number="auto"/>
      <style:text-properties officeooo:rsid="0002b787" officeooo:paragraph-rsid="0002b787"/>
    </style:style>
    <style:style style:name="T1" style:family="text">
      <style:text-properties officeooo:rsid="0002b787"/>
    </style:style>
    <style:style style:name="T2" style:family="text">
      <style:text-properties fo:color="#000000" style:font-name="Consolas" fo:font-size="10pt" style:font-size-asian="10pt"/>
    </style:style>
    <style:style style:name="T3" style:family="text">
      <style:text-properties officeooo:rsid="0002fabe"/>
    </style:style>
    <style:style style:name="T4" style:family="text">
      <style:text-properties officeooo:rsid="0003f993"/>
    </style:style>
    <style:style style:name="T5" style:family="text">
      <style:text-properties officeooo:rsid="000632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------------------------------------------------------- </text:p>
      <text:p text:style-name="P1">------------------------------------------------------- </text:p>
      <text:p text:style-name="P1">COMPONENT FILE NAMING CONVENTION</text:p>
      <text:p text:style-name="P1"/>
      <text:p text:style-name="P1">The top level files found in the "components" directory are used to link all of the components together.</text:p>
      <text:p text:style-name="P1"/>
      <text:p text:style-name="P1">The sub-folders within components directory are the individually defined components. <text:s/>Within those components there is a definition of its registers along with properties of the component. The component also contains functions to process configuration and data flow information to/from to the component.</text:p>
      <text:p text:style-name="P1"/>
      <text:p text:style-name="P1">The names of the individual component folders are built as follows:</text:p>
      <text:p text:style-name="P1"/>
      <text:p text:style-name="P1"><text:tab/>&lt;name&gt;</text:p>
      <text:p text:style-name="P1"/>
      <text:p text:style-name="P1">Where "name" is the acronym of the component. <text:s/>The acronym will be used as a prefix throughout the component code base. <text:s text:c="2"/>When functions, constants, enums, structs and so on are found in a sorted list this naming technique will group all of the same component information together. <text:s/></text:p>
      <text:p text:style-name="P1"/>
      <text:p text:style-name="P1">Within an individual component folder there will be four files:</text:p>
      <text:p text:style-name="P1">cmp_&lt;name&gt;_cmd.h</text:p>
      <text:p text:style-name="P1">cmp_&lt;name&gt;_reg.h</text:p>
      <text:p text:style-name="P1">cmp_&lt;name&gt;_status.h</text:p>
      <text:p text:style-name="P1">cmp_&lt;name&gt;.h</text:p>
      <text:p text:style-name="P1">cmp_&lt;name&gt;.h</text:p>
      <text:p text:style-name="P1"/>
      <text:p text:style-name="P1"/>
      <text:p text:style-name="P1">-------------------------------------------------------</text:p>
      <text:p text:style-name="P1">-------------------------------------------------------</text:p>
      <text:p text:style-name="P1">MAIN COMPONENT “BIND” FILES</text:p>
      <text:p text:style-name="P1">------------------------------- </text:p>
      <text:p text:style-name="P1"/>
      <text:p text:style-name="P1">There are five files which bind or glue the components to the library subsystem. <text:s text:c="2"/>Each one is defined and discussed in more detail.</text:p>
      <text:p text:style-name="P1"/>
      <text:p text:style-name="P1">cmp_avail_cmd.h</text:p>
      <text:p text:style-name="P1">Binds <text:span text:style-name="T3">all component </text:span>command <text:span text:style-name="T3">information to the library. <text:s/>This must be edited to include components as required</text:span></text:p>
      <text:p text:style-name="P1"><text:span text:style-name="T3"/></text:p>
      <text:p text:style-name="P1">COMPONENT_AVAIL_CMD_CODES gets bound up into the shared/cmd.h. <text:s/>This is the location where all commands are merged from all the major sources (i.e. components, devices, modules, etc.).</text:p>
      <text:p text:style-name="P1"><text:span text:style-name="T2"/></text:p>
      <text:p text:style-name="P1">COMPONENT_AVAIL_CMD_DATASET <text:span text:style-name="T3">gets bound up into the shared/cmd.h within the command_ds_list[]. <text:s/>Each item has a unique command ID along with an associated string name.</text:span></text:p>
      <text:p text:style-name="P1"/>
      <text:p text:style-name="P4">COMPONENT_AVAIL_CMD_BASE_ENUM is used to build a complete enumeration list of command symbol along with command unique ID. <text:s text:c="2"/>This becomes globally available through shared/cmd.h.</text:p>
      <text:p text:style-name="P4"/>
      <text:p text:style-name="P4"/>
      <text:p text:style-name="P4"><text:soft-page-break/></text:p>
      <text:p text:style-name="P4"/>
      <text:p text:style-name="P4">cmd_avail_module.h</text:p>
      <text:p text:style-name="P4">Binds all component module information to the library. <text:s/>This must be edited to include components as required.</text:p>
      <text:p text:style-name="P4"/>
      <text:p text:style-name="P4">COMPONENT_AVAIL_MODULES_V2 gets bound up into shared/module.c <text:s/>within the module_list_v2[] list. <text:s/>This is how all component module information is shared within the library.</text:p>
      <text:p text:style-name="P4"/>
      <text:p text:style-name="P4"/>
      <text:p text:style-name="P2">cmp_avail_<text:span text:style-name="T3">status</text:span>.h</text:p>
      <text:p text:style-name="P2">Binds <text:span text:style-name="T3">all component status or error codes into the library. <text:s/>This must be edited to include components as required.</text:span></text:p>
      <text:p text:style-name="P2"/>
      <text:p text:style-name="P4">COMPONENT_AVAIL_STATUS_CODES gets bound up into shared/status.h within an enumeration. <text:s/><text:span text:style-name="T1">This is the location where all </text:span>status codes<text:span text:style-name="T1"> are merged from all the major sources (i.e. components, devices, modules, etc.).</text:span></text:p>
      <text:p text:style-name="P4"/>
      <text:p text:style-name="P4"/>
      <text:p text:style-name="P5">COMPONENT_AVAIL_STATUS_NAMES gets bound up into the <text:span text:style-name="T1">shared/status.c</text:span> within the <text:span text:style-name="T4">status</text:span>_ds_list[]. <text:s/>Each item has a <text:span text:style-name="T4">human readable string and the string name of the enumerated symbol. <text:s/>This is used for reporting purposes.</text:span></text:p>
      <text:p text:style-name="P4"/>
      <text:p text:style-name="P4"/>
      <text:p text:style-name="P5">cmd_avai<text:span text:style-name="T4">l</text:span>.<text:span text:style-name="T4">c</text:span></text:p>
      <text:p text:style-name="P6">This all component IDs and definitions into a single list. <text:s text:c="3"/>This is used by the component manager CmpMgr_List_Setup() function </text:p>
      <text:p text:style-name="P5"/>
      <text:p text:style-name="P6"><text:span text:style-name="T4">c</text:span>md_avail.h</text:p>
      <text:p text:style-name="P7">Components available list definition data structure and references to other system header files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3">-------------------------------------------------------</text:p>
      <text:p text:style-name="P3">-------------------------------------------------------</text:p>
      <text:p text:style-name="P7">COMPONENT STRUCTURE</text:p>
      <text:p text:style-name="P7"/>
      <text:p text:style-name="P7">Here is a list of must have items defined within a component</text:p>
      <text:list xml:id="list4924383452847531998" text:style-name="L2">
        <text:list-item>
          <text:p text:style-name="P9">Internal dataset</text:p>
        </text:list-item>
        <text:list-item>
          <text:p text:style-name="P13">component_definition data structure</text:p>
        </text:list-item>
        <text:list-item>
          <text:p text:style-name="P13">function jump table (typically auto-generated by the components command definitions)</text:p>
        </text:list-item>
        <text:list-item>
          <text:p text:style-name="P16">All functions and data structures are prefixed with the component name.</text:p>
        </text:list-item>
      </text:list>
      <text:p text:style-name="P11"/>
      <text:p text:style-name="P7">Here is a list of items that can be implemented as needed</text:p>
      <text:list xml:id="list8942197618050433503" text:style-name="L3">
        <text:list-item>
          <text:p text:style-name="P10">Power up/down functions</text:p>
        </text:list-item>
        <text:list-item>
          <text:p text:style-name="P10">Configuration Set/Get functions</text:p>
        </text:list-item>
        <text:list-item>
          <text:p text:style-name="P14">Create/Destroy functions used to dynamically instantiate component dataset (object)</text:p>
        </text:list-item>
        <text:list-item>
          <text:p text:style-name="P14">Configuration data structure initialization</text:p>
        </text:list-item>
        <text:list-item>
          <text:p text:style-name="P14">Restart function based on cold or warm state of hardware</text:p>
        </text:list-item>
        <text:list-item>
          <text:p text:style-name="P14">Update function. <text:s/>Provide pseudo simultaneous update of parameters both data and config.</text:p>
        </text:list-item>
        <text:list-item>
          <text:p text:style-name="P14">Top level function available to applications accessing the library. <text:s/>Prefer that these functions are special conversion</text:p>
        </text:list-item>
        <text:list-item>
          <text:p text:style-name="P14">Any functions defined in the command list, those can be called via top level applications, <text:span text:style-name="T5">just about anything.</text:span></text:p>
        </text:list-item>
      </text:list>
      <text:p text:style-name="P12"/>
      <text:p text:style-name="P15">Other functions considering</text:p>
      <text:p text:style-name="P15">Special register transfer functions for direct register access.</text:p>
      <text:p text:style-name="P15"/>
      <text:p text:style-name="P7"/>
      <text:p text:style-name="P6"/>
      <text:p text:style-name="P6"/>
      <text:p text:style-name="P3">-------------------------------------------------------</text:p>
      <text:p text:style-name="P3">-------------------------------------------------------</text:p>
      <text:p text:style-name="P7">COMPONENT MANAGER</text:p>
      <text:p text:style-name="P3">------------------------------- </text:p>
      <text:p text:style-name="P7">Provides component related services such as:</text:p>
      <text:list xml:id="list279020614531841934" text:style-name="L1">
        <text:list-item>
          <text:p text:style-name="P8">component specific hardware register read/writes</text:p>
        </text:list-item>
        <text:list-item>
          <text:p text:style-name="P8">configuration set/get</text:p>
        </text:list-item>
        <text:list-item>
          <text:p text:style-name="P8">component command front-end processing</text:p>
        </text:list-item>
        <text:list-item>
          <text:p text:style-name="P8">component instantiation and removal (TODO)</text:p>
        </text:list-item>
      </text:list>
      <text:p text:style-name="P7"/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1"/>
      <text:p text:style-name="P1">cmp_avail_module.h</text:p>
      <text:p text:style-name="P1">cmp_avail_status.h</text:p>
      <text:p text:style-name="P1">cmp_avail.c</text:p>
      <text:p text:style-name="P1">cmp_avail.h</text:p>
      <text:p text:style-name="P1"/>
      <text:p text:style-name="P1"/>
      <text:p text:style-name="P1"/>
      <text:p text:style-name="P1"/>
      <text:p text:style-name="P1">The .H file tells the core driver which components are available for use.</text:p>
      <text:p text:style-name="P1"/>
      <text:p text:style-name="P1">The CMP_AVAIL.C file is used to build initialization and termination lists.</text:p>
      <text:p text:style-name="P1"/>
      <text:p text:style-name="P1">The hardware scanning might take on a different approach and might be deprecated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------------------------------------------------------ </text:p>
      <text:p text:style-name="P1">-------------------------------------------------------</text:p>
      <text:p text:style-name="P1">DESIGN CONCEP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A driver is composed of zero or more devices.</text:p>
      <text:p text:style-name="P1"/>
      <text:p text:style-name="P1">A device is composed of zero or more components.</text:p>
      <text:p text:style-name="P1"/>
      <text:p text:style-name="P1">A component is composed of zero or more registers.</text:p>
      <text:p text:style-name="P1"/>
      <text:p text:style-name="P1">For some components registers can be virtual <text:s/>(i.e. just memory) in some cases (I don't mean <text:s/>memory I/O, I just mean memory locations to store <text:s/>parameters). <text:s/>this might be useful if you have a device that needs to talk to another driver to achieve its I/O, but this device must maintain certain pieces of information locally. <text:s/>The <text:s/>information could be a form of translation of data.</text:p>
      <text:p text:style-name="P1"/>
      <text:p text:style-name="P1"/>
      <text:p text:style-name="P1">TODO: A template folder is present with code as a starting poin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Ihm</meta:initial-creator>
    <meta:creation-date>2015-04-16T18:26:20.776000000</meta:creation-date>
    <dc:date>2015-04-16T21:20:36.485000000</dc:date>
    <dc:creator>Mike Ihm</dc:creator>
    <meta:editing-duration>PT2H8M53S</meta:editing-duration>
    <meta:editing-cycles>2</meta:editing-cycles>
    <meta:generator>LibreOffice/4.1.0.4$Windows_x86 LibreOffice_project/89ea49ddacd9aa532507cbf852f2bb22b1ace28</meta:generator>
    <meta:document-statistic meta:table-count="0" meta:image-count="0" meta:object-count="0" meta:page-count="5" meta:paragraph-count="78" meta:word-count="747" meta:character-count="5579" meta:non-whitespace-character-count="4888"/>
  </office:meta>
</office:document-meta>
</file>